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.AppleSystemUIFont" svg:font-family=".AppleSystemUIFont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able_20_Contents">
      <style:text-properties style:font-name="Arial" fo:language="en" fo:country="US"/>
    </style:style>
    <style:style style:name="P4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5" style:family="paragraph" style:parent-style-name="Table_20_Contents">
      <style:text-properties style:font-name="Arial" fo:language="en" fo:country="US"/>
    </style:style>
    <style:style style:name="P6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text-properties fo:color="#800000" style:font-name="Arial" fo:font-size="11pt" fo:language="en" fo:country="US" fo:font-style="italic" style:font-style-asian="italic" style:font-style-complex="italic"/>
    </style:style>
    <style:style style:name="P9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0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1" style:family="paragraph" style:parent-style-name="Heading_20_2" style:master-page-name="">
      <style:paragraph-properties fo:margin-top="0.1665in" fo:margin-bottom="0.0835in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2" style:family="paragraph" style:parent-style-name="Heading_20_2" style:master-page-name="">
      <style:paragraph-properties fo:margin-top="0.1665in" fo:margin-bottom="0.0835in" style:page-number="auto" fo:break-before="page" fo:keep-with-next="always"/>
      <style:text-properties fo:color="#0099ff" style:font-name="Arial" fo:font-size="11pt" fo:language="en" fo:country="US" style:font-name-asian="MS Mincho" style:font-name-complex="Tahoma"/>
    </style:style>
    <style:style style:name="P13" style:family="paragraph" style:parent-style-name="Heading_20_2">
      <style:paragraph-properties fo:margin-top="0.1665in" fo:margin-bottom="0.0835in" fo:keep-with-next="always"/>
      <style:text-properties fo:color="#0099ff" style:font-name="Arial" fo:font-size="11pt" fo:language="en" fo:country="US" style:font-name-asian="MS Mincho" style:font-name-complex="Tahoma"/>
    </style:style>
    <style:style style:name="P14" style:family="paragraph" style:parent-style-name="Heading_20_2">
      <style:paragraph-properties fo:margin-top="0.1665in" fo:margin-bottom="0.0835in"/>
      <style:text-properties fo:color="#0099ff" style:font-name="Arial" fo:font-size="11pt" fo:language="en" fo:country="US" style:font-name-asian="MS Mincho" style:font-name-complex="Tahoma"/>
    </style:style>
    <style:style style:name="P15" style:family="paragraph" style:parent-style-name="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ext_20_body">
      <style:text-properties style:font-name="Arial" fo:language="en" fo:country="US"/>
    </style:style>
    <style:style style:name="P17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8" style:family="paragraph" style:parent-style-name="Text_20_body" style:list-style-name="L3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Text_20_body">
      <style:text-properties fo:color="#800000" style:font-name="Arial" fo:font-size="11pt" fo:language="en" fo:country="US"/>
    </style:style>
    <style:style style:name="P21" style:family="paragraph" style:parent-style-name="Text_20_body">
      <style:paragraph-properties fo:text-align="center" style:justify-single-word="false"/>
      <style:text-properties fo:color="#800000" style:font-name="Arial" fo:font-size="11pt" fo:language="en" fo:country="US" fo:font-style="italic" style:font-style-asian="italic" style:font-style-complex="italic"/>
    </style:style>
    <style:style style:name="P22" style:family="paragraph" style:parent-style-name="Text_20_body" style:list-style-name="L5">
      <style:text-properties fo:color="#800000" style:font-name="Arial" fo:font-size="11pt" fo:language="en" fo:country="US"/>
    </style:style>
    <style:style style:name="P23" style:family="paragraph" style:parent-style-name="Text_20_body" style:list-style-name="L3">
      <style:paragraph-properties fo:margin-left="1.3126in" fo:margin-right="0in" fo:text-indent="-0.427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4" style:family="paragraph" style:parent-style-name="Text_20_body" style:master-page-name="">
      <style:paragraph-properties fo:margin-left="0in" fo:margin-right="0in" fo:margin-top="0.1181in" fo:margin-bottom="0.2402in" fo:text-indent="0in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6" style:family="paragraph" style:parent-style-name="Text_20_body">
      <style:paragraph-properties fo:margin-left="1.302in" fo:margin-right="0in" fo:text-indent="-0.3752in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7" style:family="paragraph" style:parent-style-name="Text_20_body">
      <style:paragraph-properties fo:break-before="page"/>
      <style:text-properties style:font-name="Arial" fo:language="en" fo:country="US"/>
    </style:style>
    <style:style style:name="T1" style:family="text">
      <style:text-properties style:use-window-font-color="true" fo:font-size="11pt"/>
    </style:style>
    <style:style style:name="T2" style:family="text">
      <style:text-properties fo:color="#943634" fo:font-size="8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23dc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color="#800000" style:font-name="Arial" fo:font-size="11pt" fo:language="en" fo:country="US" fo:font-style="italic" style:font-style-asian="italic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8854in" fo:text-indent="-0.25in" fo:margin-left="0.8854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1354in" fo:text-indent="-0.25in" fo:margin-left="1.1354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penTBS demo</text:h>
      <text:p text:style-name="P1">Hello <text:span text:style-name="T3">[onshow.yourname]</text:span>,</text:p>
      <text:p text:style-name="P25"/>
      <text:h text:style-name="P12" text:outline-level="2">Merge data with pages</text:h>
      <text:p text:style-name="P20">In the next page there is an example illustrating how to perform a merge with one page per record.</text:p>
      <text:p text:style-name="P20">In this example, the first paragraph has a property giving a page break before. Therefore, the page-break is repeated for each record.</text:p>
      <text:p text:style-name="P20">The example also use a block defined with the alias “tbs:page”. This alias is given by OpenTBS and it helps to found the bounds of the page (or pages) according to the page-break defined in the paragraph properties.</text:p>
      <text:p text:style-name="P20">If you try to merge one page per record without text before the first page, then make sure that the first paragraph has the property giving a page break before.</text:p>
      <text:p text:style-name="P27"><text:span text:style-name="T1">Hello [a.firstname;block=tbs:page] [a.lname], your membership number is [a.studentid].</text:span></text:p>
      <text:p text:style-name="P3">Γλώσσα: [a.glossa]</text:p>
      <text:p text:style-name="P3">Μαθηματικά: [a.mathim]</text:p>
      <text:p text:style-name="P3">Αγγλικά: [a.agglika]</text:p>
      <text:p text:style-name="P3">Πληροφορική: [a.pliroforiki]</text:p>
      <text:p text:style-name="P3">Φυσικές Επιστήμες: [a.phys]</text:p>
      <text:p text:style-name="P3">Περιβαλλοντική Εκπαίδευση: [a.periv]</text:p>
      <text:p text:style-name="P3">Κοινωνική Εκπαιδευση: [a.koin]</text:p>
      <text:p text:style-name="P3">Αισθητική Αγωγή: [a.kallit]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.AppleSystemUIFont" svg:font-family=".AppleSystemUIFont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fo:color="#943634" fo:font-size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Unix OpenOffice.org_project/412m3$Build-9782</meta:generator>
    <meta:creation-date>2013-10-26T15:56:08.590000000</meta:creation-date>
    <meta:editing-cycles>41</meta:editing-cycles>
    <meta:editing-duration>PT1H21M57S</meta:editing-duration>
    <dc:date>2017-01-29T16:42:36</dc:date>
    <dc:title>OpenTBS demo</dc:title>
    <dc:creator>Andreas Athanitis</dc:creator>
    <meta:document-statistic meta:table-count="0" meta:image-count="0" meta:object-count="0" meta:page-count="3" meta:paragraph-count="16" meta:word-count="145" meta:character-count="958"/>
    <meta:user-defined meta:name="Creator">Skrol29</meta:user-defined>
  </office:meta>
</office:document-meta>
</file>